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-0.0728in" svg:y="-0.1689in" svg:width="6.6929in" svg:height="3.1827in" style:rel-width="scale" style:rel-height="scale"><draw:image xlink:href="media/image1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<draw:frame draw:z-index="4" draw:style-name="a1" draw:name="Image6" text:anchor-type="paragraph" svg:x="0in" svg:y="0in" svg:width="6.6929in" svg:height="3.0516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/>
      <text:p text:style-name="Standard"><text:span text:style-name="T4"><draw:frame draw:z-index="3" draw:style-name="a2" draw:name="Image5" text:anchor-type="paragraph" svg:x="0in" svg:y="0in" svg:width="6.6929in" svg:height="2.9291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2" draw:style-name="a3" draw:name="Image3" text:anchor-type="paragraph" svg:x="0in" svg:y="0in" svg:width="6.6929in" svg:height="2.6362in" style:rel-width="scale" style:rel-height="scale"><draw:image xlink:href="media/image4.png" xlink:type="simple" xlink:show="embed" xlink:actuate="onLoad"/><svg:desc/></draw:frame></text:span></text:p>
      <text:p text:style-name="Standard"/>
      <text:p text:style-name="Standard"/>
      <text:p text:style-name="Standard"><text:span text:style-name="T6"><draw:frame draw:z-index="251659264" draw:style-name="a4" draw:name="Image2" text:anchor-type="paragraph" svg:x="0in" svg:y="0in" svg:width="6.6929in" svg:height="2.978in" style:rel-width="scale" style:rel-height="scale"><draw:image xlink:href="media/image5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><text:span text:style-name="T7"><draw:frame draw:z-index="5" draw:style-name="a5" draw:name="Image4" text:anchor-type="paragraph" svg:x="0in" svg:y="0in" svg:width="6.6929in" svg:height="2.1201in" style:rel-width="scale" style:rel-height="scale"><draw:image xlink:href="media/image6.png" xlink:type="simple" xlink:show="embed" xlink:actuate="onLoad"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</meta:initial-creator>
    <dc:creator>s</dc:creator>
    <meta:creation-date>2024-04-23T19:45:00Z</meta:creation-date>
    <dc:date>2024-04-25T08:23:00Z</dc:date>
    <meta:template xlink:href="Normal" xlink:type="simple"/>
    <meta:editing-cycles>2</meta:editing-cycles>
    <meta:editing-duration>PT2820S</meta:editing-duration>
    <meta:document-statistic meta:page-count="1" meta:paragraph-count="1" meta:word-count="4" meta:character-count="32" meta:row-count="1" meta:non-whitespace-character-count="29"/>
  </office:meta>
</office:document-meta>
</file>